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KARIN ROSA AGUIRRE AMASIFUE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00804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3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GUIRRE AMASIFUEN, KARIN ROS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0080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AMOS HUAMANI, EDE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529509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9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8:08:3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